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Kai CN" svg:font-family="'AR PL UKai CN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Assessment" style:family="table">
      <style:table-properties style:width="6.925in" table:align="margins"/>
    </style:style>
    <style:style style:name="Assessment.A" style:family="table-column">
      <style:table-column-properties style:column-width="3.5167in" style:rel-column-width="5064*"/>
    </style:style>
    <style:style style:name="Assessment.B" style:family="table-column">
      <style:table-column-properties style:column-width="0.8035in" style:rel-column-width="1157*"/>
    </style:style>
    <style:style style:name="Assessment.C" style:family="table-column">
      <style:table-column-properties style:column-width="0.7146in" style:rel-column-width="1029*"/>
    </style:style>
    <style:style style:name="Assessment.D" style:family="table-column">
      <style:table-column-properties style:column-width="1.8903in" style:rel-column-width="2722*"/>
    </style:style>
    <style:style style:name="Assessment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Assessment.D1" style:family="table-cell">
      <style:table-cell-properties fo:padding="0.0382in" fo:border="0.0007in solid #000000"/>
    </style:style>
    <style:style style:name="Assessment.A2" style:family="table-cell">
      <style:table-cell-properties fo:padding="0.0382in" fo:border-left="0.0007in solid #000000" fo:border-right="none" fo:border-top="none" fo:border-bottom="0.0007in solid #000000"/>
    </style:style>
    <style:style style:name="Assessment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1" style:family="text">
      <style:text-properties style:text-position="super 58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Freeseer project assessment framework</text:h>
      <text:p text:style-name="Standard">Team Member: <text:tab/>_____________________________</text:p>
      <text:p text:style-name="Standard">Evaluator: <text:tab/><text:tab/>_____________________________</text:p>
      <text:p text:style-name="Standard">Date: <text:tab/><text:tab/><text:tab/>_____________________________</text:p>
      <text:p text:style-name="Standard"/>
      <text:p text:style-name="Standard">This template will be used as a framework/guide for assessing the success of Freeseer projects. We will adjust the weights and deliverables as needed for each project as part of the wk 3 deliverable. Late deliverables will be assessed a 20% deduction per day late. Partial completion will be assumed roughly 50% unless there are mitigating circumstances detailed in the design document and approved.</text:p>
      <text:p text:style-name="Standard"/>
      <table:table table:name="Assessment" table:style-name="Assessment">
        <table:table-column table:style-name="Assessment.A"/>
        <table:table-column table:style-name="Assessment.B"/>
        <table:table-column table:style-name="Assessment.C"/>
        <table:table-column table:style-name="Assessment.D"/>
        <table:table-header-rows>
          <table:table-row>
            <table:table-cell table:style-name="Assessment.A1" office:value-type="string">
              <text:p text:style-name="Table_20_Heading">Item</text:p>
            </table:table-cell>
            <table:table-cell table:style-name="Assessment.A1" office:value-type="string">
              <text:p text:style-name="Table_20_Heading">Deadline</text:p>
            </table:table-cell>
            <table:table-cell table:style-name="Assessment.A1" office:value-type="string">
              <text:p text:style-name="Table_20_Heading">Weight</text:p>
            </table:table-cell>
            <table:table-cell table:style-name="Assessment.D1" office:value-type="string">
              <text:p text:style-name="Table_20_Heading">Status</text:p>
            </table:table-cell>
          </table:table-row>
        </table:table-header-rows>
        <table:table-row>
          <table:table-cell table:style-name="Assessment.A2" office:value-type="string">
            <text:p text:style-name="Standard">Initial blog posted to <text:a xlink:type="simple" xlink:href="http://fosslc.org/">http://fosslc.org</text:a></text:p>
          </table:table-cell>
          <table:table-cell table:style-name="Assessment.A2" office:value-type="string">
            <text:p text:style-name="Table_20_Contents">wk 1</text:p>
          </table:table-cell>
          <table:table-cell table:style-name="Assessment.A2" office:value-type="string">
            <text:p text:style-name="Table_20_Contents">2.5%</text:p>
          </table:table-cell>
          <table:table-cell table:style-name="Assessment.D2" office:value-type="string">
            <text:p text:style-name="Table_20_Contents">Yes/No/Partial/Late</text:p>
          </table:table-cell>
        </table:table-row>
        <table:table-row>
          <table:table-cell table:style-name="Assessment.A2" office:value-type="string">
            <text:p text:style-name="Standard">Proposal draft announced to mailing list</text:p>
            <text:p text:style-name="Standard">(ideally attached to blog)</text:p>
          </table:table-cell>
          <table:table-cell table:style-name="Assessment.A2" office:value-type="string">
            <text:p text:style-name="Table_20_Contents">wk 1</text:p>
          </table:table-cell>
          <table:table-cell table:style-name="Assessment.A2" office:value-type="string">
            <text:p text:style-name="Table_20_Contents">2.5%</text:p>
          </table:table-cell>
          <table:table-cell table:style-name="Assessment.D2" office:value-type="string">
            <text:p text:style-name="Table_20_Contents">Yes/No/Partial/Late</text:p>
          </table:table-cell>
        </table:table-row>
        <table:table-row>
          <table:table-cell table:style-name="Assessment.A2" office:value-type="string">
            <text:p text:style-name="Standard">Responded to feedback from mailing list</text:p>
          </table:table-cell>
          <table:table-cell table:style-name="Assessment.A2" office:value-type="string">
            <text:p text:style-name="Table_20_Contents">N/A</text:p>
          </table:table-cell>
          <table:table-cell table:style-name="Assessment.A2" office:value-type="string">
            <text:p text:style-name="Table_20_Contents">2.5%</text:p>
          </table:table-cell>
          <table:table-cell table:style-name="Assessment.D2" office:value-type="string">
            <text:p text:style-name="Table_20_Contents">Yes/No/Partial/Late</text:p>
          </table:table-cell>
        </table:table-row>
        <table:table-row>
          <table:table-cell table:style-name="Assessment.A2" office:value-type="string">
            <text:p text:style-name="Standard">Kept in touch via. IM or IRC</text:p>
          </table:table-cell>
          <table:table-cell table:style-name="Assessment.A2" office:value-type="string">
            <text:p text:style-name="Table_20_Contents">weekly</text:p>
          </table:table-cell>
          <table:table-cell table:style-name="Assessment.A2" office:value-type="string">
            <text:p text:style-name="Table_20_Contents">10%</text:p>
          </table:table-cell>
          <table:table-cell table:style-name="Assessment.D2" office:value-type="string">
            <text:p text:style-name="Table_20_Contents">Yes/No/Partial/Late</text:p>
          </table:table-cell>
        </table:table-row>
        <table:table-row>
          <table:table-cell table:style-name="Assessment.A2" office:value-type="string">
            <text:p text:style-name="Standard">Interacted with peers in the community <text:s/></text:p>
            <text:p text:style-name="Standard">(via. IRC/emails/proposals/bug reports)</text:p>
          </table:table-cell>
          <table:table-cell table:style-name="Assessment.A2" office:value-type="string">
            <text:p text:style-name="Table_20_Contents">N/A</text:p>
          </table:table-cell>
          <table:table-cell table:style-name="Assessment.A2" office:value-type="string">
            <text:p text:style-name="Table_20_Contents">7.5%</text:p>
          </table:table-cell>
          <table:table-cell table:style-name="Assessment.D2" office:value-type="string">
            <text:p text:style-name="Table_20_Contents">Yes/No/Partial/Late</text:p>
          </table:table-cell>
        </table:table-row>
        <table:table-row>
          <table:table-cell table:style-name="Assessment.A2" office:value-type="string">
            <text:p text:style-name="Standard">Arranged phone calls/meetings as needed</text:p>
          </table:table-cell>
          <table:table-cell table:style-name="Assessment.A2" office:value-type="string">
            <text:p text:style-name="Table_20_Contents">N/A</text:p>
          </table:table-cell>
          <table:table-cell table:style-name="Assessment.A2" office:value-type="string">
            <text:p text:style-name="Table_20_Contents">2.5%</text:p>
          </table:table-cell>
          <table:table-cell table:style-name="Assessment.D2" office:value-type="string">
            <text:p text:style-name="Table_20_Contents">Yes/No/Partial/Late</text:p>
          </table:table-cell>
        </table:table-row>
        <table:table-row>
          <table:table-cell table:style-name="Assessment.A2" office:value-type="string">
            <text:p text:style-name="Standard">Code submitted to github during project</text:p>
          </table:table-cell>
          <table:table-cell table:style-name="Assessment.A2" office:value-type="string">
            <text:p text:style-name="Table_20_Contents">N/A</text:p>
          </table:table-cell>
          <table:table-cell table:style-name="Assessment.A2" office:value-type="string">
            <text:p text:style-name="Table_20_Contents">5%</text:p>
          </table:table-cell>
          <table:table-cell table:style-name="Assessment.D2" office:value-type="string">
            <text:p text:style-name="Table_20_Contents">Yes/No/Partial/Late</text:p>
          </table:table-cell>
        </table:table-row>
        <table:table-row>
          <table:table-cell table:style-name="Assessment.A2" office:value-type="string">
            <text:p text:style-name="Table_20_Contents">1<text:span text:style-name="T1">st</text:span> status update posted, design document updated, schedule confirmed</text:p>
          </table:table-cell>
          <table:table-cell table:style-name="Assessment.A2" office:value-type="string">
            <text:p text:style-name="Table_20_Contents">wk 3</text:p>
          </table:table-cell>
          <table:table-cell table:style-name="Assessment.A2" office:value-type="string">
            <text:p text:style-name="Table_20_Contents">5%</text:p>
          </table:table-cell>
          <table:table-cell table:style-name="Assessment.D2" office:value-type="string">
            <text:p text:style-name="Table_20_Contents">Yes/No/Partial/Late</text:p>
          </table:table-cell>
        </table:table-row>
        <table:table-row>
          <table:table-cell table:style-name="Assessment.A2" office:value-type="string">
            <text:p text:style-name="Table_20_Contents">2<text:span text:style-name="T1">nd</text:span> status update posted, design document updated</text:p>
          </table:table-cell>
          <table:table-cell table:style-name="Assessment.A2" office:value-type="string">
            <text:p text:style-name="Table_20_Contents">wk 6</text:p>
          </table:table-cell>
          <table:table-cell table:style-name="Assessment.A2" office:value-type="string">
            <text:p text:style-name="Table_20_Contents">5%</text:p>
          </table:table-cell>
          <table:table-cell table:style-name="Assessment.D2" office:value-type="string">
            <text:p text:style-name="Table_20_Contents">Yes/No/Partial/Late</text:p>
          </table:table-cell>
        </table:table-row>
        <table:table-row>
          <table:table-cell table:style-name="Assessment.A2" office:value-type="string">
            <text:p text:style-name="Table_20_Contents">Draft code submitted to github &amp; announced</text:p>
          </table:table-cell>
          <table:table-cell table:style-name="Assessment.A2" office:value-type="string">
            <text:p text:style-name="Table_20_Contents">wk 9</text:p>
          </table:table-cell>
          <table:table-cell table:style-name="Assessment.A2" office:value-type="string">
            <text:p text:style-name="Table_20_Contents">10%</text:p>
          </table:table-cell>
          <table:table-cell table:style-name="Assessment.D2" office:value-type="string">
            <text:p text:style-name="Table_20_Contents">Yes/No/Partial/Late</text:p>
          </table:table-cell>
        </table:table-row>
        <table:table-row>
          <table:table-cell table:style-name="Assessment.A2" office:value-type="string">
            <text:p text:style-name="Standard">Draft code submitted to reviewboard for review</text:p>
          </table:table-cell>
          <table:table-cell table:style-name="Assessment.A2" office:value-type="string">
            <text:p text:style-name="Table_20_Contents">wk 9</text:p>
          </table:table-cell>
          <table:table-cell table:style-name="Assessment.A2" office:value-type="string">
            <text:p text:style-name="Table_20_Contents">10%</text:p>
          </table:table-cell>
          <table:table-cell table:style-name="Assessment.D2" office:value-type="string">
            <text:p text:style-name="Table_20_Contents">Yes/No/Partial/Late</text:p>
          </table:table-cell>
        </table:table-row>
        <table:table-row>
          <table:table-cell table:style-name="Assessment.A2" office:value-type="string">
            <text:p text:style-name="Standard">Fixed issues from review</text:p>
          </table:table-cell>
          <table:table-cell table:style-name="Assessment.A2" office:value-type="string">
            <text:p text:style-name="Table_20_Contents">wk 10</text:p>
          </table:table-cell>
          <table:table-cell table:style-name="Assessment.A2" office:value-type="string">
            <text:p text:style-name="Table_20_Contents">10%</text:p>
          </table:table-cell>
          <table:table-cell table:style-name="Assessment.D2" office:value-type="string">
            <text:p text:style-name="Table_20_Contents">Yes/No/Partial/Late</text:p>
          </table:table-cell>
        </table:table-row>
        <table:table-row>
          <table:table-cell table:style-name="Assessment.A2" office:value-type="string">
            <text:p text:style-name="Standard">Code merges cleanly with development</text:p>
          </table:table-cell>
          <table:table-cell table:style-name="Assessment.A2" office:value-type="string">
            <text:p text:style-name="Table_20_Contents">wk 11</text:p>
          </table:table-cell>
          <table:table-cell table:style-name="Assessment.A2" office:value-type="string">
            <text:p text:style-name="Table_20_Contents">10%</text:p>
          </table:table-cell>
          <table:table-cell table:style-name="Assessment.D2" office:value-type="string">
            <text:p text:style-name="Table_20_Contents">Yes/No/Partial/Late</text:p>
          </table:table-cell>
        </table:table-row>
        <table:table-row>
          <table:table-cell table:style-name="Assessment.A2" office:value-type="string">
            <text:p text:style-name="Standard">All outstanding bugs/known issues captured in bug reports &amp; in design document</text:p>
          </table:table-cell>
          <table:table-cell table:style-name="Assessment.A2" office:value-type="string">
            <text:p text:style-name="Table_20_Contents">wk 11</text:p>
          </table:table-cell>
          <table:table-cell table:style-name="Assessment.A2" office:value-type="string">
            <text:p text:style-name="Table_20_Contents">7.5%</text:p>
          </table:table-cell>
          <table:table-cell table:style-name="Assessment.D2" office:value-type="string">
            <text:p text:style-name="Table_20_Contents">Yes/No/Partial/Late</text:p>
          </table:table-cell>
        </table:table-row>
        <table:table-row>
          <table:table-cell table:style-name="Assessment.A2" office:value-type="string">
            <text:p text:style-name="Table_20_Contents">Wrap-up blog post, screencast</text:p>
          </table:table-cell>
          <table:table-cell table:style-name="Assessment.A2" office:value-type="string">
            <text:p text:style-name="Table_20_Contents">wk 12</text:p>
          </table:table-cell>
          <table:table-cell table:style-name="Assessment.A2" office:value-type="string">
            <text:p text:style-name="Table_20_Contents">5%</text:p>
          </table:table-cell>
          <table:table-cell table:style-name="Assessment.D2" office:value-type="string">
            <text:p text:style-name="Table_20_Contents">Yes/No/Partial/Late</text:p>
          </table:table-cell>
        </table:table-row>
      </table:table>
      <text:p text:style-name="Standard"/>
      <text:p text:style-name="Standard">Assessment result:<text:tab/><text:tab/><text:tab/><text:tab/><text:tab/><text:tab/><text:tab/>________</text:p>
      <text:p text:style-name="Standard"/>
      <text:p text:style-name="Standard">Comments:</text:p>
      <text:p text:style-name="Standard"><text:s/></text:p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Kai CN" svg:font-family="'AR PL UKai CN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Kai CN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AR PL UKai CN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ndrew Ross </meta:initial-creator>
    <meta:creation-date>2011-02-06T15:57:15</meta:creation-date>
    <dc:date>2011-02-06T16:27:59</dc:date>
    <dc:creator>Andrew Ross </dc:creator>
    <meta:editing-duration>PT00H25M13S</meta:editing-duration>
    <meta:editing-cycles>14</meta:editing-cycles>
    <meta:generator>OpenOffice.org/3.2$Unix OpenOffice.org_project/320m12$Build-9483</meta:generator>
    <meta:printed-by>Andrew Ross </meta:printed-by>
    <meta:print-date>2011-02-06T16:21:27</meta:print-date>
    <meta:document-statistic meta:table-count="1" meta:image-count="0" meta:object-count="0" meta:page-count="1" meta:paragraph-count="74" meta:word-count="241" meta:character-count="1723"/>
  </office:meta>
</office:document-meta>
</file>